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ble des Matières ▼ SuperColliderBrowseSearchIndexes<text:line-break/>SuperColliderBrowseSearchIndexes ▼<text:line-break/>Tutoriels / Mise en route | Tutoriels &gt; Mise en route<text:line-break/>10. SynthDefs et Synths<text:line-break/>Démarrer avec SuperCollider<text:line-break/>Voir aussi : 00. Débuter avec SC<text:line-break/>Maintenant que nous avons couvert quelques informations de base, nous allons commencer à regarder les abstractions du serveur, qui sont les différentes classes du langage app qui représentent des choses sur le serveur. Il est important de comprendre que ces objets ne sont que des représentations côté client de certaines parties de l'architecture du serveur, et qu'il ne faut pas les confondre avec ces parties elles-mêmes. Les objets d'abstraction du serveur sont simplement des commodités.<text:line-break/><text:line-break/>La distinction entre les deux peut être un peu déroutante, c'est pourquoi je me réfère généralement aux classes côté client avec des noms en majuscules, et aux aspects correspondants de l'architecture du serveur avec des noms en minuscules, c'est-à-dire Synth vs. synth.<text:line-break/><text:line-break/>Vous avez déjà rencontré un type d'abstraction de serveur, la classe Server elle-même. Les objets référencés par Server.local et Server.internal (et celui qui est stocké dans la variable 's' de l'interpréteur à un moment donné) sont des instances de Server.<text:line-break/><text:line-break/>Il est maintenant temps de se familiariser avec les autres. La première chose que nous allons examiner est la classe SynthDef, qui est l'abréviation de "définition de synthé".<text:line-break/><text:line-break/>Présentation de la classe SynthDef<text:line-break/>Jusqu'à présent, nous avons utilisé des fonctions pour générer de l'audio. Cette façon de travailler est très utile pour les tests rapides et dans les cas où une flexibilité maximale est nécessaire. En effet, à chaque fois que nous exécutons le code, la fonction est évaluée à nouveau, ce qui signifie que les résultats peuvent varier considérablement.<text:line-break/><text:line-break/>Le serveur, cependant, ne comprend pas les fonctions, ni la POO, ni le langage SC. Il veut des informations sur la manière de créer une sortie audio sous une forme spéciale appelée définition de synthé. Une définition de synthé est une donnée sur les UGens et la manière dont ils sont interconnectés. Ces données sont envoyées sous une forme spéciale optimisée, appelée "code d'octets", que le serveur peut traiter très efficacement.<text:line-break/><text:line-break/>Une fois que le serveur dispose d'une définition de synthé, il peut l'utiliser de manière très efficace pour créer un certain nombre de synthés basés sur cette définition. Sur le serveur, les synthés sont essentiellement des éléments qui produisent ou traitent des sons, ou qui produisent des signaux de commande pour piloter d'autres synthés.<text:line-break/><text:line-break/>Cette relation entre les définitions de synthés et les synthés est un peu comme celle qui existe entre les classes et les instances, en ce sens que la première est un modèle pour la seconde. Mais n'oubliez pas que l'application serveur ne connaît rien à la POO.<text:line-break/><text:line-break/>Heureusement pour nous, il existe des classes dans le langage telles que SynthDef, qui facilitent la création du code d'octets nécessaire et son envoi au serveur, ainsi que le traitement des définitions de synthés d'une manière orientée objet.<text:line-break/><text:line-break/>Chaque fois que vous utilisez l'une des méthodes de création audio de Function, une instance correspondante de SynthDef est créée "en coulisse", pour ainsi dire, et le code byte nécessaire est généré et envoyé au serveur, où un synthé est créé pour jouer l'audio désiré. Les méthodes audio de <text:soft-page-break/>Function sont donc une sorte de commodité pour vous, afin que vous n'ayez pas à vous en occuper.<text:line-break/><text:line-break/>Comment créer un SynthDef soi-même ? Vous utilisez sa "nouvelle" méthode. Comparons un exemple familier basé sur Function, et créons un SynthDef équivalent. Comme Function, SynthDef a aussi une méthode play pratique, donc nous pouvons facilement confirmer que ces deux sont équivalents.<text:line-break/>//d'abord la Fonction<text:line-break/>{ SinOsc.ar(440, 0, 0.2) }.play ;<text:line-break/><text:line-break/>// voici maintenant un SynthDef équivalent<text:line-break/>SynthDef.new("tutorial-SinOsc", { |out| Out.ar(out, SinOsc.ar(440, 0, 0.2)) }).play ;<text:line-break/>SynthDef-new prend un certain nombre d'arguments. Le premier est un nom, généralement sous la forme d'une chaîne de caractères comme ci-dessus. Le second est en fait une fonction. Cet argument est appelé fonction de graphe UGen, car il indique au serveur comment connecter ses différents UGen.<text:line-break/><text:line-break/>NOTE : Dans les accolades de la fonction, l'argument |out| définit une entrée de contrôle SynthDef, qui est ensuite utilisée comme première entrée de Out.ar. C'est une bonne habitude de fournir un contrôle out dans chaque SynthDef. Voir 04. Fonctions et autres fonctionnalités pour plus d'informations sur les arguments des fonctions.<text:line-break/>SynthDefs vs. fonctions<text:line-break/>Cette fonction UGen Graph que nous avons utilisée dans le second exemple ci-dessus est similaire à la fonction que nous avons utilisée dans le premier, mais avec une différence notable : Elle possède un UGen supplémentaire appelé Out. Out écrit un signal ar ou kr sur l'un des bus du serveur, que l'on peut considérer comme des canaux de mixage ou des sorties. Nous aborderons les bus plus en détail ultérieurement, mais pour l'instant, sachez qu'ils sont utilisés pour diffuser de l'audio à partir de l'ordinateur et pour le lire à partir de sources telles que des microphones.<text:line-break/><text:line-break/>Out prend deux arguments : Le premier est le numéro d'index du bus sur lequel écrire. Ceux-ci commencent à 0, ce qui, dans une configuration stéréo, correspond généralement au canal de sortie gauche. Le second est soit un UGen, soit un tableau d'UGens. Si vous fournissez un tableau (c'est-à-dire une sortie multicanal), le premier canal sera joué sur le bus avec l'index indiqué, le deuxième canal sur le bus avec l'index indiqué + 1, et ainsi de suite.<text:line-break/><text:line-break/>Voici un exemple stéréo pour comprendre comment cela fonctionne. Le SinOsc dont l'argument de fréquence est 440 Hz sera joué sur le premier bus de sortie (le canal gauche), et le SinOsc dont l'argument de fréquence est 442 Hz sera joué sur le deuxième bus (le canal droit). Par défaut, out prend le bus 0 comme premier canal, les deux seront donc joués sur les bus 0 et 1 respectivement.<text:line-break/>(<text:line-break/>SynthDef.new("tutorial-SinOsc-stereo", { |out|<text:line-break/> <text:s text:c="3"/>var outArray ;<text:line-break/> <text:s text:c="3"/>outArray = [SinOsc.ar(440, 0, 0.2), SinOsc.ar(442, 0, 0.2)] ;<text:line-break/> <text:s text:c="3"/>Out.ar(out, outArray)<text:line-break/>}).play ;<text:line-break/>)<text:line-break/>Lorsque vous utilisez Function-play, un Out UGen est en fait créé pour vous si vous n'en créez pas un explicitement. L'index de bus par défaut pour cet UGen Out est 0.<text:line-break/><text:line-break/>Function-play et SynthDef-play renvoient tous deux un autre type d'objet, un Synth, qui représente un synthé sur le serveur. Si vous stockez cet objet en l'assignant à une variable, vous pouvez contrôler son comportement de différentes manières. Par exemple, la méthode "free" provoque l'arrêt de la lecture du synthé sur le serveur et la libération de sa mémoire et de ses ressources CPU.<text:line-break/><text:soft-page-break/>x = { SinOsc.ar(660, 0, 0.2) }.play ;<text:line-break/>y = SynthDef.new("tutorial-SinOsc", { |out| Out.ar(out, SinOsc.ar(440, 0, 0,2))) }).play ;<text:line-break/>x.free ; // libre seulement x<text:line-break/>y.free ; // libérer seulement y<text:line-break/>Ceci est plus flexible que Cmd-. qui libère tous les synthés en même temps.<text:line-break/><text:line-break/>Plus souvent, vous voudrez envoyer le code d'octets correspondant à l'application serveur sans créer immédiatement un synthé. Le grand avantage de cette méthode est que vous pouvez jouer n'importe quel nombre de copies de la SynthDef sans avoir à compiler ou à envoyer un réseau de générateurs d'unités. Dans la plupart des cas, utilisez 'add', comme dans l'exemple ci-dessous. Voir SynthDef : -add pour plus de détails.<text:line-break/>// s'exécute en premier, seul<text:line-break/>SynthDef.new("tutorial-PinkNoise", { |out| Out.ar(out, PinkNoise.ar(0.3)) }).add ;<text:line-break/><text:line-break/>// ensuite :<text:line-break/>x = Synth.new("tutorial-PinkNoise") ;<text:line-break/>y = Synth.new("tutorial-PinkNoise") ;<text:line-break/>x.free ; y.free ;<text:line-break/>Cette méthode est plus efficace que l'utilisation répétée de la même fonction, car elle permet d'éviter d'évaluer la fonction, de compiler le code d'octets et de l'envoyer plusieurs fois. Dans de nombreux cas, cette économie d'utilisation du CPU est si petite qu'elle est insignifiante, mais lorsqu'il s'agit de produire des synthés en masse, cela peut être important.<text:line-break/><text:line-break/>Une limitation correspondante à l'utilisation directe des SynthDefs est que la fonction UGen Graph dans un SynthDef est évaluée une et une seule fois. (Rappelez-vous que le serveur ne sait rien du langage SC.) Cela signifie qu'il est un peu moins flexible. Comparez ces deux exemples :<text:line-break/>// d'abord avec une fonction. Notez la fréquence aléatoire à chaque fois que "play" est appelé.<text:line-break/>f = { SinOsc.ar(440 + 200.rand, 0, 0.2) } ;<text:line-break/>x = f.play ;<text:line-break/>y = f.play ;<text:line-break/>z = f.play ;<text:line-break/>x.free ; y.free ; z.free ;<text:line-break/><text:line-break/>// Maintenant avec un SynthDef. Pas de hasard !<text:line-break/>SynthDef("tutorial-NoRand", { |out| Out.ar(out, SinOsc.ar(440 + 200.rand, 0, 0.2)) }).add ;<text:line-break/>x = Synth("tutorial-NoRand") ;<text:line-break/>y = Synth("tutorial-NoRand") ;<text:line-break/>z = Synth("tutorial-NoRand") ;<text:line-break/>x.free ; y.free ; z.free ;<text:line-break/>Chaque fois que vous créez un nouveau Synth basé sur la déf, la fréquence est la même. Ceci est dû au fait que la fonction (et donc 200.rand) n'est évaluée qu'une seule fois, lorsque le SynthDef est créé.<text:line-break/><text:line-break/>Créer de la variété avec les SynthDefs<text:line-break/>Il existe de nombreuses façons d'obtenir de la variété avec les SynthDefs. Certaines choses, comme le hasard, peuvent être accomplies avec différents UGens. Un exemple est Rand, qui calcule un nombre aléatoire entre des valeurs basses et hautes lorsqu'un synthé est créé pour la première fois :<text:line-break/>// Avec Rand, ça marche !<text:line-break/>SynthDef("tutorial-Rand", { |out| Out.ar(out, SinOsc.ar(Rand(440, 660), 0, 0.2))) }).add ;<text:line-break/>x = Synth("tutorial-Rand") ;<text:line-break/>y = Synth("tutorial-Rand") ;<text:line-break/>z = Synth("tutorial-Rand") ;<text:line-break/><text:soft-page-break/>x.free ; y.free ; z.free ;<text:line-break/>Ce lien de la catégorie Browse : UGens répertorie un certain nombre d'UGens de ce type.<text:line-break/><text:line-break/>La façon la plus courante de créer des variables est de placer des arguments dans la fonction UGen Graph. Cela vous permet de définir différentes valeurs lors de la création du synthé. Celles-ci sont transmises dans un tableau en tant que deuxième argument de Synth-new. Le tableau doit contenir des paires de noms d'arguments et de valeurs.<text:line-break/>(<text:line-break/>SynthDef("tutorial-args", { arg freq = 440, out = 0 ;<text:line-break/> <text:s text:c="3"/>Out.ar(out, SinOsc.ar(freq, 0, 0.2)) ;<text:line-break/>).add ;<text:line-break/>)<text:line-break/>x = Synth("tutorial-args") ; // pas d'argument, donc valeurs par défaut<text:line-break/>y = Synth("tutorial-args", ["freq", 660]) ; // modifie le freq<text:line-break/>z = Synth("tutorial-args", ["freq", 880, "out", 1]) ; // modifie la fréquence et le canal de sortie<text:line-break/>x.free ; y.free ; z.free ;<text:line-break/>Cette combinaison d'args et d'UGens signifie que vous pouvez tirer beaucoup d'avantages d'une seule def, mais dans certains cas où une flexibilité maximale est requise, vous pouvez avoir besoin d'utiliser des fonctions, ou de créer plusieurs defs.<text:line-break/><text:line-break/>En savoir plus sur Synth<text:line-break/>Synth comprend quelques méthodes qui vous permettent de changer les valeurs des args après la création d'un synthé. Pour l'instant, nous n'en verrons qu'une, 'set'. Synth-set prend des paires de noms d'arg et de valeurs.<text:line-break/>s.boot ;<text:line-break/>(<text:line-break/>SynthDef.new("tutorial-args", { arg freq = 440, out = 0 ;<text:line-break/> <text:s text:c="3"/>Out.ar(out, SinOsc.ar(freq, 0, 0.2)) ;<text:line-break/>}).add ;<text:line-break/>)<text:line-break/>s.scope ; // scope pour que vous puissiez voir l'effet<text:line-break/>x = Synth.new("tutorial-args") ;<text:line-break/>x.set("freq", 660) ;<text:line-break/>x.set("freq", 880, "out", 1) ;<text:line-break/>x.free ;<text:line-break/>Quelques remarques sur les symboles, les chaînes de caractères, les noms de SynthDef et d'Arg<text:line-break/>Les noms de SynthDef et d'arguments peuvent être soit des chaînes de caractères, comme nous l'avons vu plus haut, soit un autre type de littéral appelé symbole. Les symboles s'écrivent de deux manières, soit entre guillemets simples : 'tutorial_SinOsc' ou précédés d'une barre oblique inverse : \tutorial_SinOsc. Comme les chaînes de caractères, les symboles sont constitués de séquences alphanumériques. La différence entre les chaînes et les symboles est que tous les symboles contenant le même texte sont garantis identiques, c'est-à-dire qu'il s'agit exactement du même objet, alors que ce n'est pas forcément le cas pour les chaînes. Vous pouvez tester cela à l'aide de '==='. Exécutez ce qui suit et observez la fenêtre d'affichage.<text:line-break/>"a String" === "a String" ; // l'affichage sera faux<text:line-break/>\aSymbol === 'aSymbol' ; // l'affichage sera vrai<text:line-break/>En général, dans les méthodes qui communiquent avec le serveur, on peut utiliser indifféremment des chaînes et des symboles, mais il faut savoir que ce n'est pas nécessairement vrai dans le code général.<text:line-break/>"this" === \this ; // l'affichage sera faux<text:line-break/>Pour plus d'informations, voir :<text:line-break/><text:line-break/><text:soft-page-break/>SynthDef, Synth, String, Symbol, Literals, Randomness, Browse : UGens<text:line-break/><text:line-break/>Exercice suggéré<text:line-break/>Essayez de convertir certains des exemples précédents basés sur des fonctions, ou vos propres fonctions, en versions SynthDef, en ajoutant Out UGens. Expérimentez l'ajout et la modification d'arguments à la fois lors de la création des synthés et par la suite en utilisant 'set'.<text:line-break/><text:line-break/>____________________<text:line-break/><text:line-break/>Ce document fait partie du tutoriel "Getting Started With SuperCollider".<text:line-break/><text:line-break/>Cliquez ici pour passer à la section suivante : 11. Les bus<text:line-break/><text:line-break/>Cliquez ici pour revenir à la table des matières : 00. Démarrer avec SC<text:line-break/><text:line-break/>Source du fichier d'aide : C:\NProgram Files\NSuperCollider-3.13.0\NHelpSource\NTutorials\NGetting-Started\N10-SynthDefs-and-Synths.schelp<text:line-break/>link::Tutorials/Getting-Started/10-SynthDefs-and-Synth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46:08.532000000</meta:creation-date>
    <dc:date>2023-12-13T22:47:16.217000000</dc:date>
    <meta:editing-duration>PT1M7S</meta:editing-duration>
    <meta:editing-cycles>1</meta:editing-cycles>
    <meta:document-statistic meta:table-count="0" meta:image-count="0" meta:object-count="0" meta:page-count="5" meta:paragraph-count="1" meta:word-count="2086" meta:character-count="13168" meta:non-whitespace-character-count="11034"/>
    <meta:generator>LibreOffice/7.6.2.1$Windows_X86_64 LibreOffice_project/56f7684011345957bbf33a7ee678afaf4d2ba333</meta:generator>
  </office:meta>
</office:document-meta>
</file>